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 svg:font-family="sans-serif" style:font-adornments="Norm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master-page-name="HTML">
      <style:paragraph-properties style:page-number="auto"/>
      <style:text-properties style:font-name="Arial"/>
    </style:style>
    <style:style style:name="P2" style:family="paragraph" style:parent-style-name="Text_20_body">
      <style:text-properties style:font-name="Arial"/>
    </style:style>
    <style:style style:name="P3" style:family="paragraph" style:parent-style-name="Text_20_body" style:list-style-name="L1">
      <style:text-properties style:font-name="Arial"/>
    </style:style>
    <style:style style:name="P4" style:family="paragraph" style:parent-style-name="Text_20_body" style:list-style-name="L2">
      <style:text-properties style:font-name="Arial"/>
    </style:style>
    <style:style style:name="P5" style:family="paragraph" style:parent-style-name="Text_20_body" style:list-style-name="L3">
      <style:text-properties style:font-name="Arial"/>
    </style:style>
    <style:style style:name="P6" style:family="paragraph" style:parent-style-name="Text_20_body" style:list-style-name="L4">
      <style:text-properties style:font-name="Arial"/>
    </style:style>
    <style:style style:name="P7" style:family="paragraph" style:parent-style-name="Text_20_body">
      <style:text-properties style:font-name="Arial" officeooo:rsid="0007d8de" officeooo:paragraph-rsid="0007d8de"/>
    </style:style>
    <style:style style:name="P8" style:family="paragraph" style:parent-style-name="Text_20_body">
      <style:text-properties style:font-name="Arial" officeooo:paragraph-rsid="0009467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39299" style:font-style-asian="italic" style:font-style-complex="italic"/>
    </style:style>
    <style:style style:name="T4" style:family="text">
      <style:text-properties fo:font-style="italic" officeooo:rsid="00ccd76d" style:font-style-asian="italic" style:font-style-complex="italic"/>
    </style:style>
    <style:style style:name="T5" style:family="text">
      <style:text-properties fo:font-style="italic" officeooo:rsid="00f5b39d" style:font-style-asian="italic" style:font-style-complex="italic"/>
    </style:style>
    <style:style style:name="T6" style:family="text">
      <style:text-properties fo:font-style="italic" officeooo:rsid="00a3d97b" style:font-style-asian="italic" style:font-style-complex="italic"/>
    </style:style>
    <style:style style:name="T7" style:family="text">
      <style:text-properties fo:font-style="italic" officeooo:rsid="00a534f0" style:font-style-asian="italic" style:font-style-complex="italic"/>
    </style:style>
    <style:style style:name="T8" style:family="text">
      <style:text-properties fo:font-style="italic" officeooo:rsid="00aef7f5" style:font-style-asian="italic" style:font-style-complex="italic"/>
    </style:style>
    <style:style style:name="T9" style:family="text">
      <style:text-properties fo:font-style="italic" officeooo:rsid="00a5ffd0" style:font-style-asian="italic" style:font-style-complex="italic"/>
    </style:style>
    <style:style style:name="T10" style:family="text">
      <style:text-properties fo:font-weight="bold"/>
    </style:style>
    <style:style style:name="T11" style:family="text">
      <style:text-properties style:text-position="33% 80%"/>
    </style:style>
    <style:style style:name="T12" style:family="text">
      <style:text-properties officeooo:rsid="0002f16d"/>
    </style:style>
    <style:style style:name="T13" style:family="text">
      <style:text-properties officeooo:rsid="00a3d97b"/>
    </style:style>
    <style:style style:name="T14" style:family="text">
      <style:text-properties officeooo:rsid="00a93679"/>
    </style:style>
    <style:style style:name="T15" style:family="text">
      <style:text-properties officeooo:rsid="00ccd76d"/>
    </style:style>
    <style:style style:name="T16" style:family="text">
      <style:text-properties officeooo:rsid="00ad76c4"/>
    </style:style>
    <style:style style:name="T17" style:family="text">
      <style:text-properties officeooo:rsid="00f5b39d"/>
    </style:style>
    <style:style style:name="T18" style:family="text">
      <style:text-properties officeooo:rsid="00a39299"/>
    </style:style>
    <style:style style:name="T19" style:family="text">
      <style:text-properties fo:font-style="normal" officeooo:rsid="00a39299" style:font-style-asian="normal" style:font-style-complex="normal"/>
    </style:style>
    <style:style style:name="T20" style:family="text">
      <style:text-properties fo:font-style="normal" officeooo:rsid="00ccd76d" style:font-style-asian="normal" style:font-style-complex="normal"/>
    </style:style>
    <style:style style:name="T21" style:family="text">
      <style:text-properties fo:font-style="normal" officeooo:rsid="00a3d97b" style:font-style-asian="normal" style:font-style-complex="normal"/>
    </style:style>
    <style:style style:name="T22" style:family="text">
      <style:text-properties fo:font-style="normal" officeooo:rsid="00ccf09c" style:font-style-asian="normal" style:font-style-complex="normal"/>
    </style:style>
    <style:style style:name="T23" style:family="text">
      <style:text-properties fo:font-style="normal" officeooo:rsid="00f5b39d" style:font-style-asian="normal" style:font-style-complex="normal"/>
    </style:style>
    <style:style style:name="T24" style:family="text">
      <style:text-properties fo:font-style="normal" officeooo:rsid="00bfdef5" style:font-style-asian="normal" style:font-style-complex="normal"/>
    </style:style>
    <style:style style:name="T25" style:family="text">
      <style:text-properties fo:font-style="normal" officeooo:rsid="00b1cabc" style:font-style-asian="normal" style:font-style-complex="normal"/>
    </style:style>
    <style:style style:name="T26" style:family="text">
      <style:text-properties fo:font-style="normal" officeooo:rsid="00a70215" style:font-style-asian="normal" style:font-style-complex="normal"/>
    </style:style>
    <style:style style:name="T27" style:family="text">
      <style:text-properties fo:font-style="normal" officeooo:rsid="0004e640" style:font-style-asian="normal" style:font-style-complex="normal"/>
    </style:style>
    <style:style style:name="T28" style:family="text">
      <style:text-properties fo:font-style="normal" officeooo:rsid="0009467c" style:font-style-asian="normal" style:font-style-complex="normal"/>
    </style:style>
    <style:style style:name="T29" style:family="text">
      <style:text-properties fo:font-style="normal" officeooo:rsid="0009dae2" style:font-style-asian="normal" style:font-style-complex="normal"/>
    </style:style>
    <style:style style:name="T30" style:family="text">
      <style:text-properties officeooo:rsid="00a2e78a"/>
    </style:style>
    <style:style style:name="T31" style:family="text">
      <style:text-properties style:font-name="Arial"/>
    </style:style>
    <style:style style:name="T32" style:family="text">
      <style:text-properties style:font-name="Arial" fo:font-weight="bold"/>
    </style:style>
    <style:style style:name="T33" style:family="text">
      <style:text-properties style:font-name="Arial" fo:font-style="italic"/>
    </style:style>
    <style:style style:name="T34" style:family="text">
      <style:text-properties fo:font-size="24pt" fo:font-weight="bold" officeooo:rsid="0002f16d" style:font-name-asian="Noto Serif CJK SC" style:font-size-asian="24pt" style:font-weight-asian="bold" style:font-name-complex="Lohit Devanagari" style:font-size-complex="24pt" style:font-weight-complex="bold"/>
    </style:style>
    <style:style style:name="T35" style:family="text">
      <style:text-properties fo:font-size="24pt" fo:font-weight="bold" officeooo:rsid="0007d8de" style:font-name-asian="Noto Serif CJK SC" style:font-size-asian="24pt" style:font-weight-asian="bold" style:font-name-complex="Lohit Devanagari" style:font-size-complex="24pt" style:font-weight-complex="bold"/>
    </style:style>
    <style:style style:name="T36" style:family="text">
      <style:text-properties officeooo:rsid="00bfdef5"/>
    </style:style>
    <style:style style:name="T37" style:family="text">
      <style:text-properties officeooo:rsid="00aed3ff"/>
    </style:style>
    <style:style style:name="T38" style:family="text">
      <style:text-properties officeooo:rsid="00b1cabc"/>
    </style:style>
    <style:style style:name="T39" style:family="text">
      <style:text-properties officeooo:rsid="00a70215"/>
    </style:style>
    <style:style style:name="T40" style:family="text">
      <style:text-properties officeooo:rsid="00affd7c"/>
    </style:style>
    <style:style style:name="T41" style:family="text">
      <style:text-properties officeooo:rsid="00c5c563"/>
    </style:style>
    <style:style style:name="T42" style:family="text">
      <style:text-properties officeooo:rsid="00a534f0"/>
    </style:style>
    <style:style style:name="T43" style:family="text">
      <style:text-properties officeooo:rsid="008bd65d"/>
    </style:style>
    <style:style style:name="T44" style:family="text">
      <style:text-properties officeooo:rsid="00cef078"/>
    </style:style>
    <style:style style:name="T45" style:family="text">
      <style:text-properties officeooo:rsid="00afc62d"/>
    </style:style>
    <style:style style:name="T46" style:family="text">
      <style:text-properties officeooo:rsid="00aef7f5"/>
    </style:style>
    <style:style style:name="T47" style:family="text">
      <style:text-properties officeooo:rsid="00a5ffd0"/>
    </style:style>
    <style:style style:name="T48" style:family="text">
      <style:text-properties officeooo:rsid="00ac013b"/>
    </style:style>
    <style:style style:name="T49" style:family="text">
      <style:text-properties officeooo:rsid="00c8ee85"/>
    </style:style>
    <style:style style:name="T50" style:family="text">
      <style:text-properties officeooo:rsid="00b22922"/>
    </style:style>
    <style:style style:name="T51" style:family="text">
      <style:text-properties officeooo:rsid="00b34ab9"/>
    </style:style>
    <style:style style:name="T52" style:family="text">
      <style:text-properties officeooo:rsid="0004e640"/>
    </style:style>
    <style:style style:name="T53" style:family="text">
      <style:text-properties officeooo:rsid="0009467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ns lillois, <text:span text:style-name="T34">VI</text:span><text:span text:style-name="T35">E</text:span></text:h>
      <text:p text:style-name="P2"><text:span text:style-name="T2">Lillois</text:span> <text:span text:style-name="T36">se comprend</text:span> ici comme <text:span text:style-name="T14">on dit</text:span> <text:span text:style-name="T2">Valenciennois</text:span> ou <text:span text:style-name="T2">Tournaisis</text:span>, c’est-à-dire le pays autour de la ville de Lille <text:span text:style-name="T53">(</text:span>Armentières, Fretin, Roubaix<text:span text:style-name="T17">…</text:span><text:span text:style-name="T53">).</text:span></text:p>
      <text:p text:style-name="P8"><text:span text:style-name="T15">Dans un dictionnaire de français, il arrive que </text:span><text:span text:style-name="T17">pour certaines définitions</text:span><text:span text:style-name="T15"> on précise </text:span><text:span text:style-name="T17">un lieu, comme</text:span><text:span text:style-name="T15"> </text:span><text:span text:style-name="T4">Belgique</text:span><text:span text:style-name="T15">, </text:span><text:span text:style-name="T4">Canada</text:span><text:span text:style-name="T15">, ou </text:span><text:span text:style-name="T4">Suisse</text:span><text:span text:style-name="T15">, </text:span><text:span text:style-name="T17">où le</text:span><text:span text:style-name="T15"> mot peut </text:span><text:span text:style-name="T17">se comprendre différemment</text:span><text:span text:style-name="T15">. </text:span><text:span text:style-name="T17">Le centralisme de la</text:span><text:span text:style-name="T15"> France </text:span><text:span text:style-name="T17">accorde parfois dédaigneusement la marque </text:span><text:span text:style-name="T5">régionalisme</text:span><text:span text:style-name="T17"> pour certains emplois</text:span><text:span text:style-name="T15">, </text:span><text:span text:style-name="T17">mais </text:span><text:span text:style-name="T53">est-ce que</text:span><text:span text:style-name="T17"> </text:span><text:span text:style-name="T15">des mots n’auraient pas </text:span><text:span text:style-name="T17">des</text:span><text:span text:style-name="T15"> nuances </text:span><text:span text:style-name="T17">plus profondes</text:span><text:span text:style-name="T15"> selon les régions ? </text:span>Cette collection d’essais <text:span text:style-name="T15">part à la recherche</text:span><text:span text:style-name="T18"> </text:span><text:span text:style-name="T15">d’</text:span><text:span text:style-name="T18">un </text:span><text:span text:style-name="T3">sens lillois</text:span><text:span text:style-name="T19"> </text:span><text:span text:style-name="T20">pour quelques mots équivoques </text:span><text:span text:style-name="T21">comme la </text:span><text:span text:style-name="T6">logique</text:span><text:span text:style-name="T21">, le </text:span><text:span text:style-name="T6">temps</text:span><text:span text:style-name="T21">, ou le </text:span><text:span text:style-name="T6">vivant</text:span><text:span text:style-name="T19">.</text:span></text:p>
      <text:p text:style-name="P8"><text:span text:style-name="T20">Par ce </text:span><text:span text:style-name="T4">sens lillois</text:span><text:span text:style-name="T20">, on essaiera </text:span><text:span text:style-name="T20">au</text:span><text:span text:style-name="T28">ssi</text:span><text:span text:style-name="T20"> de capturer une certaine manière d</text:span><text:span text:style-name="T22">e prendre les choses, </text:span><text:span text:style-name="T23">cet</text:span><text:span text:style-name="T22"> esprit </text:span><text:span text:style-name="T20">qui étonne </text:span><text:span text:style-name="T23">parfois</text:span><text:span text:style-name="T20"> ceux qui arrivent, et que ne retrouvent pas ceux qui </text:span><text:span text:style-name="T28">e</text:span><text:span text:style-name="T28">n</text:span><text:span text:style-name="T20"> partent. Ce pays a une faible conscience de lui, </text:span><text:span text:style-name="T23">relativement à d’autres régions françaises</text:span><text:span text:style-name="T20">, </text:span><text:span text:style-name="T23">c’est d’ailleurs un élément de son identité, qui n’est</text:span><text:span text:style-name="T22"> </text:span><text:span text:style-name="T20">pas moi</text:span><text:span text:style-name="T22">n</text:span><text:span text:style-name="T20">s singuli</text:span><text:span text:style-name="T23">ère</text:span><text:span text:style-name="T20"> que </text:span><text:span text:style-name="T23">d’</text:span><text:span text:style-name="T20">autres.</text:span></text:p>
      <text:p text:style-name="P2"><text:span text:style-name="T19">L’intention </text:span><text:span text:style-name="T19">de ces essai</text:span><text:span text:style-name="T27">s</text:span><text:span text:style-name="T19"> n’est pas du tout chauvine, </text:span><text:span text:style-name="T21">la méthode p</text:span><text:span text:style-name="T24">eu</text:span><text:span text:style-name="T21">t aussi bien ê</text:span><text:span text:style-name="T24">tre empruntée</text:span><text:span text:style-name="T21"> </text:span><text:span text:style-name="T24">pour</text:span><text:span text:style-name="T21"> Genève, la Margeride, </text:span><text:span text:style-name="T25">ou la Garonne</text:span><text:span text:style-name="T21">. </text:span><text:span text:style-name="T26">I</text:span><text:span text:style-name="T19">l s’agit </text:span><text:span text:style-name="T24">surtout</text:span><text:span text:style-name="T19"> de rendre le monde plus unique, et donc plus précieux.</text:span></text:p>
      <text:p text:style-name="P2"/>
      <text:p text:style-name="P2"><text:span text:style-name="T18">Ceci </text:span><text:span text:style-name="T18">n’est pas un article de</text:span><text:span text:style-name="T30"> recherche universitaire,</text:span><text:span text:style-name="T37"> </text:span><text:span text:style-name="T38">ce texte</text:span><text:span text:style-name="T37"> </text:span><text:span text:style-name="T38">n’est pas autorisé par un diplôme</text:span><text:span text:style-name="T30">. </text:span><text:span text:style-name="T18">L’époque a vu explo</text:span><text:span text:style-name="T18">s</text:span><text:span text:style-name="T18">er le nombre de </text:span><text:span text:style-name="T37">thèses et de chercheurs</text:span><text:span text:style-name="T18">, c’est un bienfait, mais tous ces spécialistes ont parfois l’inconvénient de boucher l’horizon de la réflexion, de la </text:span><text:span text:style-name="T3">discipliner</text:span><text:span text:style-name="T18">. </text:span><text:span text:style-name="T39">Sociologie</text:span><text:span text:style-name="T30">, </text:span><text:span text:style-name="T18">psychanalyse,</text:span><text:span text:style-name="T30"> </text:span><text:span text:style-name="T18">ou épistémologie,</text:span><text:span text:style-name="T30"> sont sans doute utile</text:span><text:span text:style-name="T18">s</text:span><text:span text:style-name="T30"> pour c</text:span><text:span text:style-name="T18">om</text:span><text:span text:style-name="T30">prendre </text:span><text:span text:style-name="T18">le monde, mais le meilleur d’un chercheur n’est pas dans </text:span><text:span text:style-name="T36">l</text:span><text:span text:style-name="T18">es protocoles qu’il </text:span><text:span text:style-name="T37">suit</text:span><text:span text:style-name="T18"> pour </text:span><text:span text:style-name="T37">se faire respecter</text:span><text:span text:style-name="T18"> de ses collègues. </text:span><text:span text:style-name="T37">Ce qui intéress</text:span><text:span text:style-name="T40">e</text:span><text:span text:style-name="T37">, c’est </text:span><text:span text:style-name="T41">quand</text:span><text:span text:style-name="T18"> </text:span><text:span text:style-name="T37">la</text:span><text:span text:style-name="T18"> personne </text:span><text:span text:style-name="T42">ose</text:span><text:span text:style-name="T13"> s</text:span><text:span text:style-name="T41">e présenter en entier, avec des pensées digérées</text:span><text:span text:style-name="T37">, </text:span><text:span text:style-name="T36">quand </text:span><text:span text:style-name="T41">elle se fait</text:span><text:span text:style-name="T13"> </text:span><text:span text:style-name="T6">auteur</text:span><text:span text:style-name="T13">.</text:span></text:p>
      <text:p text:style-name="P2"><text:span text:style-name="T43">M</text:span>ais il ne faut pas faire croire que ce texte sort <text:span text:style-name="T42">de rien</text:span>. <text:span text:style-name="T37">À force </text:span><text:span text:style-name="T44">de curiosités désordonnées</text:span><text:span text:style-name="T37">, l’auteur s’est persuadé mais trop tard pour en faire un métier (dont d’ailleurs il n’</text:span><text:span text:style-name="T36">est</text:span><text:span text:style-name="T37"> pas capable), que</text:span><text:span text:style-name="T42"> l’anthropologie médiévale </text:span><text:span text:style-name="T37">est sans doute la meilleure formation pour </text:span><text:span text:style-name="T45">s</text:span><text:span text:style-name="T46">a</text:span><text:span text:style-name="T37"> petit</text:span><text:span text:style-name="T46">e</text:span><text:span text:style-name="T37"> </text:span><text:span text:style-name="T46">enquête</text:span><text:span text:style-name="T37"> local</text:span><text:span text:style-name="T46">e</text:span><text:span text:style-name="T42">. Cette école historique est spécialisée </text:span><text:span text:style-name="T44">dans</text:span><text:span text:style-name="T42"> la période féodale, mais au lieu de parler de guerres ou de mariages dynastiques, elle essaie de comprendre cette société globalement, </text:span><text:span text:style-name="T47">avec les méthodes de l’anthropologie. C</text:span><text:span text:style-name="T42">es historiens </text:span><text:span text:style-name="T46">font comprendre que l’on ne comprend rien à nos ancêtres. </text:span><text:span text:style-name="T45">Ils</text:span><text:span text:style-name="T46"> décriv</text:span><text:span text:style-name="T45">e</text:span><text:span text:style-name="T46">nt par exemple l</text:span><text:span text:style-name="T45">es</text:span><text:span text:style-name="T46"> conceptions </text:span><text:span text:style-name="T45">féodales</text:span><text:span text:style-name="T46"> de </text:span><text:span text:style-name="T42">la </text:span><text:span text:style-name="T7">parenté</text:span><text:span text:style-name="T42">, </text:span><text:span text:style-name="T36">de</text:span><text:span text:style-name="T42"> </text:span><text:span text:style-name="T46">l’</text:span><text:span text:style-name="T8">espace</text:span><text:span text:style-name="T46">,</text:span><text:span text:style-name="T42"> </text:span><text:span text:style-name="T47">ou </text:span><text:span text:style-name="T46">d</text:span><text:span text:style-name="T47">es </text:span><text:span text:style-name="T9">images</text:span><text:span text:style-name="T47"> ; </text:span><text:span text:style-name="T46">questions </text:span><text:span text:style-name="T45">qui rien que dans l</text:span><text:span text:style-name="T45">eu</text:span><text:span text:style-name="T52">r </text:span><text:span text:style-name="T45">énoncé</text:span><text:span text:style-name="T46">, empêchent de projeter l’</text:span><text:span text:style-name="T8">amour</text:span><text:span text:style-name="T46">, l’</text:span><text:span text:style-name="T8">état</text:span><text:span text:style-name="T46"> ou la </text:span><text:span text:style-name="T8">beauté</text:span><text:span text:style-name="T46">, </text:span><text:span text:style-name="T45">comme des fictions universelles</text:span><text:span text:style-name="T46">. Cette expérience de déconstruction </text:span><text:span text:style-name="T45">historique</text:span><text:span text:style-name="T46"> ne passe </text:span><text:span text:style-name="T36">pas</text:span><text:span text:style-name="T46"> par une société </text:span><text:span text:style-name="T46">en Am</text:span><text:span text:style-name="T52">azonie ou en Papouasie, mais se déroule bien dans notre passé, qui continue à vivre à notre insu.</text:span></text:p>
      <text:p text:style-name="P2"/>
      <text:p text:style-name="P7">C’est quoi la vie ? La biologie <text:span text:style-name="T53">explique beaucoup de </text:span></text:p>
      <text:p text:style-name="P2"/>
      <text:p text:style-name="P2"/>
      <text:p text:style-name="P2">*</text:p>
      <text:p text:style-name="P2"><text:span text:style-name="T10">Parties —</text:span> Ce billet teste une structure de chapitre en 3 parties : <text:span text:style-name="T1">opinions, sens commun, bon sens</text:span>. On commencera par un <text:span text:style-name="T1">plan de cours pour lycéens</text:span>, afin d’ordonner les problèmes du moment, et débrouiller les classiques à relire. C’est un plan de cours, mais pas un cours, par exemple les œuvres et théories mentionnées ne seront pas présentées, chacun peut bien aller voir <text:span text:style-name="T1">wikipedia</text:span> s’il n’a pas déjà son idée. Souvent, une leçon a coutume de convoquer le dictionnaire comme état du sens commun qui prépare à la compréhension des philosophes. On fera ici exactement le contraire, considérant que la philosophie prépare à la compréhension de la langue. On ne parle pas pour lire des philosophes, on les lit pour parler mieux. D’ailleurs, les mots, et surtout la grammaire, ont inspiré plus d’un penseur passé, notamment Aristote et Hegel. Nous portons tous un sage dans les circuits de notre mémoire, la langue, écoutons ce qu’elle a à dire plutôt que le laisser parler pour nous. L’usage est un grand maître mais il n’a pas toujours raison. La troisième partie sera pratique, elle consistera à mesurer ce qu’il faudrait corriger dans l’usage, à évaluer ce que l’on doit dire <text:span text:style-name="T1">si</text:span>. En effet, ce que l’on <text:span text:style-name="T1">doit dire</text:span> est toujours la conséquence d’une condition. Quand la Cour puis l’Académie décident de ce qui doit <text:soft-page-break/>se dire, c’est pour donner des mots qui conditionnent les pensées. Nous chercherons plutôt en sens contraire, à mettre les paroles en accord avec la pensée. Si on pense ça, que faut-il dire (ou ne plus dire) ? </text:p>
      <text:list xml:id="list4135338085" text:style-name="L1">
        <text:list-item>
          <text:p text:style-name="P3">Plan de cours pour lycéens, biologie de ce qui n’est pas mort</text:p>
        </text:list-item>
      </text:list>
      <text:p text:style-name="P2"><text:span text:style-name="T1">Vivant</text:span>, « qui vit », le terme peut caractériser <text:span text:style-name="T1">un vivant</text:span> en particulier : un <text:span text:style-name="T1">organisme ;</text:span> ou <text:span text:style-name="T1">les vivants</text:span> en général : <text:span text:style-name="T1">la nature</text:span>. Parmi les propriétés du <text:span text:style-name="T1">vivant</text:span>, on retiendra la capacité d’un organisme à s’assimiler de la matière inerte pour entretenir son organisation, et se reproduire. On remarquera aussi que collectivement, les organismes modifient leur milieu extérieur et s’intègrent dans des écosystèmes complexes d’interdépendances. Cette complexité intérieure et extérieure du vivant n’a pas manqué de fasciner l’humanité.</text:p>
      <text:p text:style-name="P2">En introduction, on commencera par évoquer l’anthropologue Philippe Descola, 2005, <text:span text:style-name="T1">Par-delà nature et culture</text:span>. À part l’occident, une grande majorité des cultures humaines ne séparent pas définitivement les humains et les non-humains, tissant des relations symboliques avec des animaux, des végétaux, voire le vent ou une montagne. Ces manières n’ont pas disparu de notre culture, par exemple dans le paradis originel de la Bible, le serpent parle, comme dans un mythe des origines où humains et animaux se comprenaient. En Europe au Moyen-Âge et jusqu’encore au XVIII<text:span text:style-name="T11">e</text:span> siècle, l’historien Michel Pastoureau a étudié les archives de nombreux procès faits aux animaux, ce qui signifie que les juges, et le public, leur reconnaissaient la responsabilité de leurs actes. Dans la fiction, depuis les fables de La Fontaine jusqu’aux dessins animés pour enfants, beaucoup d’animaux parlent. Le rapport scientifique à la nature n’est pas universel, c’est une découverte récente à l’échelle de l’espèce humaine.</text:p>
      <text:p text:style-name="Text_20_body"><text:span text:style-name="T32">Aristote —</text:span><text:span text:style-name="T31"> L’humain chasse et cueille, élève et cultive ; il se distingue des autres animaux par une grande efficacité alimentaire. Dans de nombreuses sociétés, tuer un animal pose des problèmes moraux et demande des rituels de réparation. Le grec Aristote (-384 – -322) résout la question en supposant 3 niveaux dans l’âme : le végétatif, l’animal, et le rationnel. L’âme rationnelle est supérieure à l’âme animale, elle peut et doit commander, comme la volonté commande au corps. Selon Aristote, tous les humains ne sont pas rationnels. Les enfants ne le sont pas encore et apprendront à le devenir, mais il considère aussi que les femmes, et les esclaves, ne seront jamais rationnels. Ils ont le sentiment et le mouvement (comme les bêtes), ils sont capables d’entendre raison, mais ils ne sont pas rationnels par eux-mêmes. Attention, il ne faut pas croire que ces justifications de la domination par l’intelligence sont primitives. Il suffit d’écouter Michel Sardou, encore en 2005, </text:span><text:a xlink:type="simple" xlink:href="https://www.youtube.com/watch?v=cFFST-az2qw" office:target-frame-name="_blank" xlink:show="new" text:style-name="Internet_20_link" text:visited-style-name="Visited_20_Internet_20_Link"><text:span text:style-name="T33">Le temps des colonies</text:span></text:a><text:span text:style-name="T31">, « </text:span><text:span text:style-name="T33">Y a pas d'café, pas de coton, pas d'essence / En France, mais des idées, ça on en a. / Nous on pense, // On pense encore à toi, oh Bwana.</text:span><text:span text:style-name="T31"> » Comme Sardou, Aristote considère que lui et ses semblables pensent, et que cela donne le droit de commander. Dans l’antiquité, le maître d’un domaine agricole commandait sa femme, ses esclaves, et ses animaux, tous étaient sa propriété ; ce n’était pas des personnes avec leur volonté, seul le maître était une personne, il se devait d’être bon avec ses bêtes comme avec ses esclaves. Paradoxalement, cela montre aussi que la majorité des humains étaient considérés très proches des bêtes, la philosophie d’Aristote et le paganisme païen en général était un animisme.</text:span></text:p>
      <text:p text:style-name="P2"><text:span text:style-name="T10">Descartes —</text:span> Dans l’Europe chrétienne, l’esclavage a peu à peu disparu, les serfs avaient la même âme que les seigneurs devant Dieu (même s’ils restaient inégaux <text:span text:style-name="T1">en ce monde</text:span>). Cette unité du genre humain a augmenté la distance avec l’animal. Descartes, dans le <text:span text:style-name="T1">Discours de la méthode</text:span> (1637), propose l’hypothèse que seuls les humains ont une âme, qui n’est que pensante, tandis que sensibilité et mouvement sont renvoyés au corps, similaire pour les animaux et les humains. Le corps est régi comme toute la matière par les lois de la physique. Selon Descartes, c’est une machine, les muscles par exemple, fonctionnent comme les câbles d’une machine complexe. Cette hypothèse a été permise par la dissection (le philosophe découpait des corps en amateur). Les grecs et les romains l’interdisaient, si bien que l’Europe devra attendre la Renaissance pour de nouveau observer que les humains sont composés comme tous les autres animaux, et s’il faut absolument les distinguer, alors il faut supposer un principe non matériel.</text:p>
      <text:p text:style-name="P2">Poser l’unité du vivant est une révolution intellectuelle qui a permis d’en commencer la science. Affirmer que le corps se ramène à la même matière que le minéral peut choquer les mœurs et les convictions de beaucoup de cultures. L’occident accepte de vivre avec cette <text:soft-page-break/>vérité, c’est son histoire, c’est en raison de cette vision du corps que la société s’estime par exemple autorisée à imposer des cours de sport, ou d’éducation sexuelle, même contre les convictions religieuses des familles. Cependant, le modèle mécanique de Descartes était une mauvaise hypothèse, il n’a pas apporté de progrès en médecine ou en agriculture.</text:p>
      <text:p text:style-name="P2"><text:span text:style-name="T10">Claude Bernard —</text:span> Il faut attendre le médecin Claude Bernard (1813 – 1878) pour obtenir une définition opérationnelle d’un organisme vivant. La vie est un phénomène physico-chimique, mais sa complexité est telle qu’elle produit son propre niveau d’explication. Par exemple, la digestion n’est pas une simple réaction chimique comme une combustion qui utilise l’air et produit de la chaleur, le phénomène est beaucoup plus complexe. Cependant, il n’est pas nécessaire d’invoquer une âme ou force vitale immatérielle pour le comprendre.</text:p>
      <text:p text:style-name="P2">Claude Bernard a mené des expériences animales qui seraient aujourd’hui effrayantes, retirant par exemple le foie à des chiens pour montrer le rôle de cet organe dans la digestion et le stockage des sucres. Les agronomes qui utilisent aujourd’hui des <text:span text:style-name="T1">vaches hublot</text:span> pour améliorer le rendement de la digestion bovine pour la production laitière perfectionnent les méthodes de Claude Bernard, et confirment par ce hublot, même si cela choque, sa définition de l’organisme comme <text:span text:style-name="T1">milieu intérieur</text:span>. L’agronomie productiviste considère le vivant végétal ou animal comme une usine chimique. Les consommateurs ont un rapport affectif différent avec leur jambon et leurs animaux de compagnie. Ils souhaitent manger des yaourts pas chers, ils veulent rarement savoir ce que deviennent les veaux dont ils ont pris le lait. Contrairement à la plupart des sociétés par le passé, les sociétés industrielles vivent en contradiction avec ce qu’elles mangent.</text:p>
      <text:p text:style-name="P2"><text:span text:style-name="T10">Pasteur —</text:span> La complexité des organismes vivants empêche qu’ils puissent apparaître par hasard, par la seule rencontre de molécules séparées, un vivant naît toujours d’un vivant, par reproduction. La possibilité de la <text:span text:style-name="T1">génération spontanée</text:span> est restée défendue dans le cas de la fermentation alcoolique, produite par des levures d’une seule cellule. Pasteur (1822 – 1895) prouvera qu’un vivant, même d’une seule cellule, comme un <text:span text:style-name="T1">microbe</text:span>, n’apparaît pas spontanément et naît toujours d’une reproduction. Il est donc possible d’éviter la multiplication des germes pathogènes avec des précautions d’hygiène. La <text:span text:style-name="T1">pasteurisation</text:span> des aliments, l’assainissement des eaux, ou la désinfection dans les hôpitaux, sont à l’origine de l’explosion démographique de l’humanité qui suffit à prouver la validité de la théorie.</text:p>
      <text:p text:style-name="P2"><text:span text:style-name="T10">Darwin —</text:span> L’impossibilité de la génération spontanée pose alors un problème théorique, d’où vient la vie ? Si un vivant vient toujours d’un autre vivant, qui plus est de la même espèce, alors il faut supposer que le monde est apparu avec toutes les espèces que l’on connaît aujourd’hui. Mais alors, comment expliquer tous ces fossiles d’espèces disparues comme les dinosaures ? Contre Aristote, et donc contre la religion chrétienne, Darwin (1809 – 1882) montra que les espèces évoluent, et surtout, comment.</text:p>
      <text:p text:style-name="P2">La <text:span text:style-name="T1">sélection naturelle</text:span> n’est pas la loi du plus fort, mais la compétition pour la reproduction. L’étude de la nature montre comment des espèces, ou des individus dans certaines espèces, ne sont pas les plus forts et pourtant réussissent mieux à se reproduire (descendance prolifique, stratégies de séduction…). Le darwinisme n’est pas une théorie parmi d’autres de l’histoire naturelle mais un cadre général incontesté d’explication du vivant, avec la génétique.</text:p>
      <text:p text:style-name="P2"><text:span text:style-name="T10">Génétique —</text:span> Le moine de langue allemande Gregor Mendel (1822 – 1884) a le premier établi les lois de transmission des caractères génétiques durant la reproduction sexuée, révélant notamment l’existence de gènes récessifs et dominants (ex : yeux bleus et marrons). Il fallut attendre la découverte de la structure de la molécule d’ADN (1953) pour expliquer le fonctionnement. Le génie génétique, dont on parle pourtant beaucoup, n’a pour l’instant produit que quelques variétés de soja et de maïs, notamment ceux résistant à l’herbicide à base de glyphosate que vend la firme Monsanto. Cet avantage devait améliorer les rendements, il a surtout sélectionné des mauvaises herbes invasives désormais résistantes au glyphosate, prouvant que Darwin et la compréhension des écosystèmes est plus utile que la manipulation de l’ADN pour nourrir les humains. Le croisement et le contrôle de l’hybridation sont encore le moyen le plus efficace pour améliorer le rendement agricole des espèces végétales et animales.</text:p>
      <text:p text:style-name="Text_20_body"><text:span text:style-name="T32">Écologie —</text:span><text:span text:style-name="T31"> Les progrès de l’humanité dans la compréhension et l’utilisation du vivant sont incontestables, jamais autant d’humains n’ont vécu aussi longtemps en mangeant à leur faim, cependant, cette espèce avec son bétail représente désormais </text:span><text:a xlink:type="simple" xlink:href="https://www.pnas.org/content/115/25/6506" office:target-frame-name="_blank" xlink:show="new" text:style-name="Internet_20_link" text:visited-style-name="Visited_20_Internet_20_Link"><text:span text:style-name="T31">95% du poids</text:span></text:a><text:span text:style-name="T31"> des </text:span><text:soft-page-break/><text:span text:style-name="T31">mammifères et des oiseaux sur terre (0,17 Gt). Heureusement pour notre survie, il reste encore des masses importantes de poissons (0,7 Gt), d’insectes (1 Gt) et surtout de végétaux (450 Gt). Cependant, nous avons rompu avec les sociétés décrites par Descola, la plupart des animaux et végétaux que nous fréquentons sont domestiques, nous vivons dans un milieu que nous avons fabriqué, nous ne connaissons plus le </text:span><text:span text:style-name="T33">sauvage</text:span><text:span text:style-name="T31">. Le programme de Descartes est réalisé, nous sommes « </text:span><text:span text:style-name="T33">comme maîtres et possesseurs de la nature</text:span><text:span text:style-name="T31"> ». Mais la planète n’est pas infinie, l’humanité a atteint une taille où elle peut être une catastrophe géologique, depuis au moins la bombe atomique, mais aussi les gaz à effet de serre. Nos erreurs ont de plus en plus d’impact, le pouvoir de notre nombre et de notre technique nous donne une une responsabilité sur tous les vivants.</text:span></text:p>
      <text:p text:style-name="P2">*</text:p>
      <text:p text:style-name="P2"><text:span text:style-name="T10">0,5 / 20 —</text:span> Cette leçon vaut probablement une piteuse à l’agrégation de philosophie mais délivre la culture scientifique minimale que l’on devrait attendre de tout citoyen appelé à avoir une opinion sur une épidémie, la souffrance animale, ou les manipulations génétiques. Chaque idée suscite sciemment les sujets de discussion qui peuvent enflammer les jeunes. Un professeur aura sans doute l’humilité de se rappeler qu’il n’est pas écouté, encore moins retenu ; à cet âge, on s’intéresse surtout à ses émois, et c’est un stade normal de développement. Il y a un peu de malice pédagogique à provoquer, indigner, faire réagir, pour conduire les passions vers le sujet du cours. Cela signifie aussi que l’âge du public auquel on s’adresse produit un style, un certain genre — la philosophie pour lycéens. C’est très respectable et concerne plus de monde que la philosophie pour universitaires, mais le monde est cependant un peu plus grand. Si la philosophie est universelle, alors elle doit concerner plus d’un âge.</text:p>
      <text:list xml:id="list2783829319" text:style-name="L2">
        <text:list-item>
          <text:p text:style-name="P4">Sagesse de l’usage, c’est quoi la vie ?</text:p>
        </text:list-item>
      </text:list>
      <text:p text:style-name="P2"><draw:frame draw:style-name="fr1" draw:name="Image1" text:anchor-type="as-char" svg:width="17.489cm" svg:height="11.007cm" draw:z-index="0"><draw:image xlink:href="../glorieux_sens-lillois-vivant_files/chrono-vie.png" xlink:type="simple" xlink:show="embed" xlink:actuate="onLoad" draw:mime-type="image/png"/><svg:title>Emploi du mot vie et quelques mots apparentés, fréquences chronologiques</svg:title></draw:frame><text:s/>Emploi du mot vie et quelques mots apparentés, fréquences chronologiques </text:p>
      <text:p text:style-name="Text_20_body"><text:span text:style-name="T32">Fréquences —</text:span><text:span text:style-name="T31"> </text:span><text:span text:style-name="T33">Vivre</text:span><text:span text:style-name="T31"> (et donc </text:span><text:span text:style-name="T33">le vivant</text:span><text:span text:style-name="T31">) est une notion universelle dans toutes les langues, ainsi que </text:span><text:span text:style-name="T33">mourir</text:span><text:span text:style-name="T31"> (</text:span><text:span text:style-name="T33">cf.</text:span><text:span text:style-name="T31"> </text:span><text:a xlink:type="simple" xlink:href="https://journals.openedition.org/questionsdecommunication/4611" office:target-frame-name="_blank" xlink:show="new" text:style-name="Internet_20_link" text:visited-style-name="Visited_20_Internet_20_Link"><text:span text:style-name="T31">Anna Wierzbicka</text:span></text:a><text:span text:style-name="T31">). En conséquence, tous les mots que l’on utilisera pour définir </text:span><text:span text:style-name="T33">la vie</text:span><text:span text:style-name="T31"> seront moins évidents que le mot à définir (sauf la </text:span><text:span text:style-name="T33">mort</text:span><text:span text:style-name="T31">, mais cela ne ferait qu’un cercle entre pessimistes et optimistes). Toutefois, si </text:span><text:span text:style-name="T33">vivre</text:span><text:span text:style-name="T31"> est évident pour les humains, il n’est pas certain qu’ils comprennent tous la même chose derrière le mot, et notamment, qu’ils pensent à chaque instant aux vérités de la biologie. Ne serait-ce qu’en français, sommes nous bien sûrs de ce que l’on pense quand on dit par exemple : </text:span><text:span text:style-name="T33">ainsi va la vie ?</text:span><text:span text:style-name="T31"> Une petite enquête sémantique est nécessaire.</text:span></text:p>
      <text:p text:style-name="P2">Si l’on ordonne tous les mots d’un corpus écrit selon la fréquence, les 50 premiers rangs sont occupés par des mots grammaticaux, puis apparaissent des verbes <text:span text:style-name="T1">support</text:span> (<text:span text:style-name="T1">faire, dire, </text:span><text:soft-page-break/><text:span text:style-name="T1">pouvoir, aller</text:span>…). Les fréquences varient selon la composition du corpus, les protocoles de comptages, mais à partir de plusieurs centaines de livres, des ordres de grandeur persistent. La <text:span text:style-name="T1">vie</text:span> est parmi les noms les plus fréquents, du même ordre que d’autres concepts très généraux tels <text:span text:style-name="T1">homme, temps, chose, monde</text:span>…, à peu près comme en espagnol (<text:span text:style-name="T1">señor, casa, favor, verdad, tiempo, hombre, dios, vida</text:span>…) ou en anglais (<text:span text:style-name="T1">time, person, year, way, day, thing, man, world, life</text:span>). <text:span text:style-name="T1">Vivre</text:span> est plutôt de rang 250, et <text:span text:style-name="T1">vivant</text:span> de rang 900. Cet ordre comporte déjà une information importante, on parle plus de la <text:span text:style-name="T1">vie</text:span>, que de <text:span text:style-name="T1">vivre</text:span> ou de <text:span text:style-name="T1">vivants</text:span> (en anglais et en espagnol aussi). Plus un mot est fréquent, plus son spectre de signification est large, aussi on commencera par les mots les plus rares, en supposant qu’ils sont centrés sur le cœur de la signification.</text:p>
      <text:p text:style-name="P2">*</text:p>
      <text:p text:style-name="Text_20_body"><text:span text:style-name="T32">Vivant</text:span><text:span text:style-name="T31"> — </text:span><text:span text:style-name="T33">Vivant</text:span><text:span text:style-name="T31"> peut être utilisé comme adjectif, et plus rarement (statistiquement), comme nom. Dans un corpus de livres (</text:span><text:a xlink:type="simple" xlink:href="https://www.frantext.fr/" text:style-name="Internet_20_link" text:visited-style-name="Visited_20_Internet_20_Link"><text:span text:style-name="T31">Frantext</text:span></text:a><text:span text:style-name="T31">), le nom est plus fréquent au pluriel, dans des expressions littéraires comme </text:span><text:span text:style-name="T33">les vivants et les morts</text:span><text:span text:style-name="T31">, ou </text:span><text:span text:style-name="T33">le monde des vivants</text:span><text:span text:style-name="T31"> ; au singulier, ce sera plutôt la tournure </text:span><text:span text:style-name="T33">de mon/son vivant</text:span><text:span text:style-name="T31">. En </text:span><text:a xlink:type="simple" xlink:href="https://www.cnrtl.fr/definition/dmf/vivant?idf=dmfXgXrmXvdjb;str=0" text:style-name="Internet_20_link" text:visited-style-name="Visited_20_Internet_20_Link"><text:span text:style-name="T31">français médiéval</text:span></text:a><text:span text:style-name="T31">, les </text:span><text:span text:style-name="T33">vivants</text:span><text:span text:style-name="T31"> étaient uniquement les humains, « ceux dont on honore les </text:span><text:span text:style-name="T33">morts</text:span><text:span text:style-name="T31"> » ; et </text:span><text:span text:style-name="T33">le vivant</text:span><text:span text:style-name="T31"> est la « partie de la vie avant la mort ». Nous ne savons du sens passé des mots que ce qui fut écrit, la culture religieuse étaient omniprésente.</text:span></text:p>
      <text:p text:style-name="P2"><text:span text:style-name="T1">Vivant</text:span> comme adjectif se rencontre d’abord dans des expressions comme <text:span text:style-name="T1">être, organisme, animal, enterré</text:span> : <text:span text:style-name="T1">vivant</text:span>. On notera le terme théologique un peu oublié de <text:span text:style-name="T1">dieu vivant</text:span>, c’est à dire le seul être qui ne peut pas mourir selon la religion chrétienne. Selon cette anthropologie, les humains se définissaient essentiellement comme des êtres qui désirent Dieu, auquel Dieu manque, dont la vie n’est pas complète. Les grecs avaient plus de dieux, si bien que les humains se définissaient surtout comme <text:span text:style-name="T1">mortels</text:span>, les dieux grecs étant en quelque sort des humains augmentés, tandis que les chrétiens sont des dieux diminués.</text:p>
      <text:p text:style-name="P2"><text:span text:style-name="T1">Le vivant</text:span> se définit donc essentiellement comme ce « qui n’est pas mort », ce qui reste pour l’instant une définition un peu négative, car il faudrait alors définir la <text:span text:style-name="T1">mort</text:span>, et autrement que comme ce « qui ne vit plus ». Le cercle est à ouvrir et à brancher ailleurs.</text:p>
      <text:p text:style-name="P2"><draw:frame draw:style-name="fr1" draw:name="Image2" text:anchor-type="as-char" svg:width="17.489cm" svg:height="11.721cm" draw:z-index="1"><draw:image xlink:href="../glorieux_sens-lillois-vivant_files/graph-vivant-vif-1.png" xlink:type="simple" xlink:show="embed" xlink:actuate="onLoad" draw:mime-type="image/png"/><svg:title>Vivant, vif ; réseau des synonymes et des dérivés</svg:title></draw:frame><text:s/>Vivant, vif ; réseau des synonymes et des dérivés </text:p>
      <text:p text:style-name="P2"><text:span text:style-name="T10">Vif —</text:span> Par le passé, <text:span text:style-name="T1">vif</text:span> était plus fréquent que <text:span text:style-name="T1">vivant</text:span> et en couvrait beaucoup d’idées, certaines expressions en conserve la mémoire, par exemple, <text:span text:style-name="T1">donation entre vifs</text:span> « donation entre vivants (et non par testament) ». Les deux adjectifs partagent encore de nombreux <text:soft-page-break/>synonymes, ce qui est rendu dans le graphe ci-dessus par la position et la couleur. Par exemple <text:span text:style-name="T1">remuant</text:span> est en violet parce qu’il peut avoir un sens proche, par exemple un <text:span text:style-name="T1">enfant vif</text:span> ou <text:span text:style-name="T1">vivant</text:span>. Cependant, comme tous les mots de la langue, l’équivalence n’est jamais complète, un <text:span text:style-name="T1">enfant vivant</text:span> peut être un euphémisme pour dire <text:span text:style-name="T1">fatigant</text:span>, tandis qu’un enfant <text:span text:style-name="T1">vif</text:span> est souvent considéré comme <text:span text:style-name="T1">intelligent</text:span> (en tous cas qui réagit vite, pas nécessairement très réfléchi). Chaque mot a ainsi des significations qui ne sont pas communes. Une <text:span text:style-name="T1">couleur</text:span>, une <text:span text:style-name="T1">eau</text:span> ou un <text:span text:style-name="T1">feu</text:span> peuvent être <text:span text:style-name="T1">vifs</text:span>, <text:span text:style-name="T1">piquants, mordants</text:span>, mais pas <text:span text:style-name="T1">vivants</text:span>. Par contre, une <text:span text:style-name="T1">rue</text:span> peut être <text:span text:style-name="T1">fréquentée, animée, vivante</text:span> ; mais pas <text:span text:style-name="T1">vive</text:span>.</text:p>
      <text:p text:style-name="P2"><text:span text:style-name="T10">Mobile et sensible —</text:span> Les termes désuets ne sont jamais pleinement remplacés, car chaque mot a comme un centre de gravité, un point d’équilibre différent, si bien que même si le remplaçant recouvrait exactement les significations de l’ancien, il aurait un son, un nombre de syllabes, qui ne le ferait pas employer dans les mêmes expressions. <text:span text:style-name="T1">Vif</text:span> a ainsi son esprit propre. Par exemple, le <text:span text:style-name="T1">vif</text:span> est la partie sensible du corps, la chair (<text:span text:style-name="T1">chair à vif, rentrer dans le vif du sujet</text:span>), une <text:span text:style-name="T1">vive</text:span> est un poisson piquant et venimeux. Par ailleurs, ce qui est vif est rapide (<text:span text:style-name="T1">à vive allure</text:span>, <text:span text:style-name="T1">eaux vives</text:span>). La <text:span text:style-name="T1">vivacité</text:span> caractérise la sensibilité et le mouvement, la vie animale (mais pas végétale), et plus exactement, c’est une qualité positive du système nerveux, réagir vite.</text:p>
      <text:p text:style-name="P2">Le <text:span text:style-name="T1">vivant</text:span> concerne moins la sensibilité réactive que la mobilité spontanée. Une conférence <text:span text:style-name="T1">vivante</text:span> sera appréciée pour le naturel et la variété de ses mouvements, on ne dit pas si l’on y apprend, si c’est intéressant, mais on est porté, on ne s’ennuie pas. Un <text:span text:style-name="T1">bon vivant</text:span> n’est pas seulement <text:span text:style-name="T1">non-mort</text:span>, il est envisagé selon ce qu’il mange et boit, selon l’effet de la digestion sur sa croissance horizontale, son embonpoint, mais aussi sur son humeur et son caractère ; on le suppose drôle, en tous cas enjoué et heureux. De fait, des <text:span text:style-name="T1">gros</text:span> peuvent être malheureux, mais la langue enregistre des millénaires de disette et suppose qu’une vie végétative <text:span text:style-name="T1">épanouie</text:span> suffirait à produire la plénitude et la générosité.</text:p>
      <text:p text:style-name="P2">Si les personnes peuvent être également <text:span text:style-name="T1">vives</text:span> ou <text:span text:style-name="T1">vivantes</text:span>, ces adjectifs se séparent sur les choses. On peine à dire un <text:span text:style-name="T1">feu vivant</text:span>, parce que ce serait comme en désigner la <text:span text:style-name="T1">nature</text:span>, le principe actif qui serait la cause de son mouvement. Le feu partage certaines apparences de la <text:span text:style-name="T1">vie</text:span>, par exemple diviser les chaînes carbonées avec de l’oxygène en produisant de la chaleur et du gaz carbonique, mais notre culture ne considère pas que le feu <text:span text:style-name="T1">vit</text:span> effectivement. Il en a l’air, il peut être <text:span text:style-name="T1">vif</text:span>, mais il n’est pas la cause de son mouvement. Mais alors, pourquoi une rue, une maison, un tableau, peuvent être <text:span text:style-name="T1">vivants</text:span> ? Ils ne sont pas <text:span text:style-name="T1">morts</text:span>, pas <text:span text:style-name="T1">déserts</text:span>, ce sont des collectivités humaines auxquelles on peu prêter les qualités vitales d’un organisme.</text:p>
      <text:p text:style-name="P2"><text:span text:style-name="T10">Amant, amoureux —</text:span> On notera que <text:span text:style-name="T1">vif</text:span> dérive directement de <text:span text:style-name="T1">la vie</text:span>, tandis que <text:span text:style-name="T1">vivant</text:span> est l’usage adjectif du participe présent de <text:span text:style-name="T1">vivre</text:span>. Parmi les adjectifs fréquent en <text:span text:style-name="T1">*ant </text:span>on trouvera aussi <text:span text:style-name="T1">important, courant, suivant, indépendant, intéressant, charmant, marrant, brillant</text:span>, plusieurs acceptent aussi d’être utilisés comme noms, mais aucun n’a un doublet qui lui fait autant concurrence.</text:p>
      <text:p text:style-name="Text_20_body"><text:span text:style-name="T31">En descendant dans la fréquence des participes présents employés comme adjectifs, on trouvera </text:span><text:span text:style-name="T33">amant</text:span><text:span text:style-name="T31"> (de </text:span><text:span text:style-name="T33">aimer</text:span><text:span text:style-name="T31">), auquel correspond </text:span><text:span text:style-name="T33">amoureux</text:span><text:span text:style-name="T31"> (de </text:span><text:span text:style-name="T33">amour</text:span><text:span text:style-name="T31">). Il y a une longue tradition de distinction entre les deux : « </text:span><text:span text:style-name="T33">une femme peut avoir plusieurs amoureux sans inconvénient pour sa réputation, mais non plusieurs amants</text:span><text:span text:style-name="T31"> » (Littré, 1873, </text:span><text:span text:style-name="T33">Dictionnaire</text:span><text:span text:style-name="T31">, « </text:span><text:a xlink:type="simple" xlink:href="https://www.littre.org/definition/amant" office:target-frame-name="_blank" xlink:show="new" text:style-name="Internet_20_link" text:visited-style-name="Visited_20_Internet_20_Link"><text:span text:style-name="T31">amant</text:span></text:a><text:span text:style-name="T31"> »). L’usage montre une sensibilité implicite à la grammaire. L’</text:span><text:span text:style-name="T33">amoureux</text:span><text:span text:style-name="T31"> peut bien avoir de l’</text:span><text:span text:style-name="T33">amour</text:span><text:span text:style-name="T31">, mais c’est son affaire et personne d’autre ne peut être tenu pour responsable de ses désirs. S’il est </text:span><text:span text:style-name="T33">amant</text:span><text:span text:style-name="T31">, alors il </text:span><text:span text:style-name="T33">aime</text:span><text:span text:style-name="T31"> en acte, et probablement pas tout seul. La réputation en régime monogame est un autre sujet. Ce paradigme peut aider à comprendre la distinction entre </text:span><text:span text:style-name="T33">vivant</text:span><text:span text:style-name="T31"> et </text:span><text:span text:style-name="T33">vif</text:span><text:span text:style-name="T31">.</text:span></text:p>
      <text:p text:style-name="P2">Le <text:span text:style-name="T1">vivant</text:span> est l’acte d’une puissance, il se dépense sans compter, tandis que le <text:span text:style-name="T1">vif</text:span> est l’effet d’une cause, la réaction à une stimulation.</text:p>
      <text:p text:style-name="P2"> </text:p>
      <text:p text:style-name="P2"><text:soft-page-break/><draw:frame draw:style-name="fr1" draw:name="Image3" text:anchor-type="as-char" svg:width="17.489cm" svg:height="11.007cm" draw:z-index="2"><draw:image xlink:href="../glorieux_sens-lillois-vivant_files/graph-vivre-1.png" xlink:type="simple" xlink:show="embed" xlink:actuate="onLoad" draw:mime-type="image/png"/><svg:title>Vivre, synonymes</svg:title></draw:frame><text:s/>Vivre, synonymes </text:p>
      <text:p text:style-name="P2"><text:span text:style-name="T10">État, ou acte ? —</text:span> Avant de solliciter le réel et le lexique, interrogeons le fonctionnement du verbe <text:span text:style-name="T1">vivre</text:span> dans nos phrases. Des grammairiens distinguent des emplois verbaux parallèles aux différentes concordances des temps. Soit par exemple cette phrase :  <text:span text:style-name="T1">il marchait quand il pensa … ? mais il a oublié ; il est distrait</text:span>. <text:span text:style-name="T1">Marcher</text:span> à l’<text:span text:style-name="T1">im-parfait</text:span> est une action durable, envisagée dans sa continuité mais pas dans ses bornes ; <text:span text:style-name="T1">penser</text:span> au <text:span text:style-name="T1">parfait</text:span> ou passé <text:span text:style-name="T1">simple</text:span>, est dit <text:span text:style-name="T1">sécant</text:span>, l’incident interrompt une action durable ; <text:span text:style-name="T1">oublier</text:span>, au passé <text:span text:style-name="T1">composé</text:span> signifie une action terminée, accomplie ; et enfin <text:span text:style-name="T1">être</text:span> est un verbe d’état, qui attache au sujet une propriété hors du temps de la phrase. Ces catégories peuvent suffire à classer certains verbes, mais beaucoup peuvent être employés de plusieurs manière : <text:span text:style-name="T1">il fume, il est fumeur</text:span> (état) ; <text:span text:style-name="T1">il a fumé sa dernière</text:span> (fait) ; <text:span text:style-name="T1">il fumait avec volupté quand…</text:span> (durée).</text:p>
      <text:p text:style-name="P2">On voit que la langue ne fonctionne pas comme un grand système de classement mais comme un chemin  avec des bifurcations locales. <text:span text:style-name="T1">Vivre</text:span>, est-ce un un état, un fait, une durée, ou un incident ? La vie est objectivement un processus avec un début et une fin, mais si on interroge les statistiques sur de gros corpus, <text:span text:style-name="T1">vivre</text:span> est surtout conjugué au présent (même si les lemmatiseur s’emmêlent avec le verbe <text:span text:style-name="T1">voir</text:span> au passé simple, <text:span text:style-name="T1">je vis</text:span>, <text:span text:style-name="T1">il vit</text:span>), à l’imparfait (<text:span text:style-name="T1">il vivait</text:span>), et beaucoup moins à des temps du parfait. <text:span text:style-name="T1">Vivre</text:span> n’est pas un incident. <text:span text:style-name="T1">Ils vécurent heureux et eurent beaucoup d’enfants</text:span> peut se dire effectivement, d’ailleurs on ne mesure pas souvent que cela signifie qu’<text:span text:style-name="T1">ils sont désormais morts</text:span>, mais on vit plus souvent entre vivants qu’à l’hôpital ou dans un roman policier. On peut employer <text:span text:style-name="T1">vivre</text:span> comme un verbe d’état (<text:span text:style-name="T1">il vit encore</text:span>), mais ce sera plus rare que d’entendre un processus qui dure.</text:p>
      <text:p text:style-name="P2"><text:span text:style-name="T10">Habiter —</text:span> Ainsi dans l’usage courant, <text:span text:style-name="T1">vivre</text:span> ne signifie pas seulement <text:span text:style-name="T1">ne pas être mort</text:span>, c’est aussi <text:span text:style-name="T1">persister</text:span>, <text:span text:style-name="T1">demeurer</text:span>, et donc <text:span text:style-name="T1">habiter</text:span> ; comme dans <text:span text:style-name="T1">tu vis où en ce moment</text:span> ? La langue enregistre ici une expérience humaine qui se retrouve aussi dans le latin <text:span text:style-name="T1">vivo</text:span>, mais aussi dans les langues germaniques, tant l’anglais <text:span text:style-name="T1">live</text:span> que l’allemand <text:span text:style-name="T1">leben</text:span>.</text:p>
      <text:p text:style-name="P2">Comprendre Heidegger, pour un francophone, est une maladie inquiétante, car cela consiste à vouloir être <text:span text:style-name="T1">originaire</text:span> d’une langue qui n’est pas de chez soi. Être un heideggerien conséquent aboutit à ne pas comprendre l’allemand et à chercher la métaphysique de sa propre langue. Il semble, il est imprudent d’afficher une interprétation certaine d’un ésotériste, mais il semble que le <text:span text:style-name="T1">Dasein</text:span> (l’<text:span text:style-name="T1">être-là</text:span>, l’absolu métaphysique de Heidegger), est conçu comme mode d’habiter le monde, ce qu’en termes vulgaire on peut alors traduire par <text:span text:style-name="T1">manière de vivre</text:span> ; qui serait la question philosophique principale.</text:p>
      <text:p text:style-name="P2">Plus concrètement, s’il on en croit les dictionnaires, dans de nombreuses langues (par exemple l’arabe ou le chinois) il y a un mot qui signifie à la fois <text:span text:style-name="T1">vivre</text:span> et <text:span text:style-name="T1">habiter</text:span>. Contrairement à <text:soft-page-break/>la médecine expérimentale de Claude Bernard, mais en accord avec Hippocrate, la langue conçoit la vie dans son milieu, pour les humains, ainsi que les <text:span text:style-name="T1">bêtes,</text:span> <text:span text:style-name="T1">les kangourous vivent en Australie</text:span> (mais pas les végétaux, <text:span text:style-name="T1">le cacao pousse au Mexique</text:span>). L’humain est le primate le plus nomade, et pourtant vivre reste pour lui une expérience locale, mais qui ne se limite pas à <text:span text:style-name="T1">végéter</text:span>.</text:p>
      <text:p text:style-name="P2"><text:span text:style-name="T10">Vivre de —</text:span> Parmi les fonctions <text:span text:style-name="T1">vitales</text:span> (respiration, immunité, circulation…), le verbe <text:span text:style-name="T1">vivre</text:span> ne semble s’intéresser qu’à la nutrition (<text:span text:style-name="T1">vivre d’amour et d’eau fraîche, les vivres</text:span>). Mais les locutions les plus fréquentes sont plus subtiles. À la questions <text:span text:style-name="T1">tu vis de quoi ?</text:span>, on n’entends pas seulement répondre, comme pour les bêtes, <text:span text:style-name="T1">je suis carnivore, granivore ou herbivore</text:span> ; mais plutôt, <text:span text:style-name="T1">je suis retraité, j’ai un petit boulot pas intéressant en ce moment mais ça va bientôt changer</text:span>… <text:span text:style-name="T1">Vivre</text:span> s’entend en société, <text:span text:style-name="T1">il faut travailler pour vivre</text:span>, c’est par la société que l’on assouvit les besoins vitaux (manger, dormir…), mais ce ne sont que des <text:span text:style-name="T1">moyens de vivre</text:span>. Au plus intime de la langue, il est entendu que l’on vit corps et âme, que nous ne sommes pas seulement biologiques.</text:p>
      <text:p text:style-name="P2">Parenthèse, une théorie de l’adverbe</text:p>
      <text:p text:style-name="P2">Les adverbes fréquents avec le verbe <text:span text:style-name="T1">vivre</text:span> pourraient en caractériser <text:span text:style-name="T1">les manières</text:span>, mais il faut avant avoir une théorie un peu plus claire de l’adverbe. Dans l’idée que l’on a communément, l’<text:span text:style-name="T1">ad</text:span>-verbe est un genre d’<text:span text:style-name="T1">ad</text:span>-jectif, pas pour les noms mais pour les verbes, qui signifie la manière (adjectif + ment, ex : <text:span text:style-name="T1">gentiment</text:span>). Le <text:span text:style-name="T1">Bon Usage</text:span> (Grevisse Goosse, 2016) propose ainsi la classification sémantique suivante :</text:p>
      <text:list xml:id="list415903102" text:style-name="L3">
        <text:list-item>
          <text:p text:style-name="P5">manière (adjectif<text:span text:style-name="T1">+ment</text:span>) </text:p>
        </text:list-item>
        <text:list-item>
          <text:p text:style-name="P5">degré (plus…) </text:p>
        </text:list-item>
        <text:list-item>
          <text:p text:style-name="P5">temps et aspect (<text:span text:style-name="T1">demain, encore…</text:span>) </text:p>
        </text:list-item>
        <text:list-item>
          <text:p text:style-name="P5">lieu (<text:span text:style-name="T1">ailleurs, dedans…</text:span>) </text:p>
        </text:list-item>
        <text:list-item>
          <text:p text:style-name="P5">négation (ne…pas) </text:p>
        </text:list-item>
        <text:list-item>
          <text:p text:style-name="P5">relation logique (<text:span text:style-name="T1">pourtant, donc…</text:span>) </text:p>
        </text:list-item>
      </text:list>
      <text:p text:style-name="P2">Ces catégories semblent <text:span text:style-name="T1">logiques</text:span>, mais elles proviennent d’un modèle extérieur à la langue, elles ne font pas système, on ne voit pas pourquoi il n’y en a pas plus ou moins. C’est comme une sorte de plan de classement commode mais pas prouvé, si bien que le <text:span text:style-name="T1">Bon Usage a</text:span> lui-même beaucoup varié selon les éditions, dans l’ordre et la hiérarchie de ses classes.</text:p>
      <text:p text:style-name="P2">À l’usage, un adverbe peut aussi modifier un adjectif (<text:span text:style-name="T1">il est bien gentil</text:span>), un autre adverbe (<text:span text:style-name="T1">tu vas trop vite</text:span>), ou toute une phrase (<text:span text:style-name="T1">franchement, je ne suis pas d’accord</text:span>). La <text:span text:style-name="T1">Grammaire méthodique du français</text:span> (Riegel <text:span text:style-name="T1">et al.</text:span>, 2014) aborde l’adverbe selon cette particularité syntaxique et cherche des classes sémantiques par la seule construction avec adverbe, depuis le mot simple jusque la phrase. Ainsi un adverbe peut <text:span text:style-name="T1">modifier</text:span> :</text:p>
      <text:list xml:id="list3372846448" text:style-name="L4">
        <text:list-item>
          <text:p text:style-name="P6">mot (adjectif, adverbe, participe passé) : degré (<text:span text:style-name="T1">très, fort</text:span>…) </text:p>
        </text:list-item>
        <text:list-item>
          <text:p text:style-name="P6">expression : quantification (<text:span text:style-name="T1">presque cent francs</text:span>) </text:p>
        </text:list-item>
        <text:list-item>
          <text:p text:style-name="P6">tête verbale : manière (adjectif<text:span text:style-name="T1">+ment</text:span>) </text:p>
        </text:list-item>
        <text:list-item>
          <text:p text:style-name="P6">entre deux syntagmes : temps et aspect (<text:span text:style-name="T1">toujours, souvent…</text:span>) </text:p>
        </text:list-item>
        <text:list-item>
          <text:p text:style-name="P6">phrase : emploi scénique = lieu et temps (<text:span text:style-name="T1">ici, maintenant</text:span>…), modalités (<text:span text:style-name="T1">probablement, franchement</text:span>…) </text:p>
        </text:list-item>
        <text:list-item>
          <text:p text:style-name="P6">hors phrase :  interrogation, négation, exclamation ; connecteurs (<text:span text:style-name="T1">d’abord, ensuite…</text:span>) </text:p>
        </text:list-item>
      </text:list>
      <text:p text:style-name="P2">À la suite de Chomsky (1955), la linguistique générative a observé des phénomènes massifs dans toutes langues qui n’étaient pas caractérisés par la grammaire traditionnelle héritée d’Alexandrie. Par exemple, on ne voit pas comment appliquer les classes du <text:span text:style-name="T1">Bon Usage</text:span> dans n’importe quelle situation, on peut dire, <text:span text:style-name="T1">ma voiture est très rapide</text:span>, mais pas <text:span text:style-name="T1">*ma voiture est demain rapide</text:span> ; ou bien, <text:span text:style-name="T1">je verrai demain</text:span>, mais pas <text:span text:style-name="T1">*je verrai très</text:span>. Un étranger qui voudrait parler le français avec seulement le <text:span text:style-name="T1">Bon Usage</text:span> et un <text:span text:style-name="T1">Larousse</text:span> produirait beaucoup de phrases qui n’<text:span text:style-name="T1">auraient pas l’air</text:span> françaises, par exemple poussées par des habitudes de significations venant de sa langue. De même, un ordinateur programmé uniquement avec le <text:span text:style-name="T1">Bon Usage</text:span> produirait beaucoup de phrases incorrectes, et même à peine compréhensibles.</text:p>
      <text:p text:style-name="P2">En français, l’adverbe est un mot invariable déplaçable à tous les degrés d’articulation de la phrase, contrairement à la plupart des autres classes comme le verbe ou le nom, qui sont des nœuds importants de l’articulation. Est-ce que la seule position suffit à faire sens ? C’est un pari. Mais avec seulement quelques décennies, cette manière de décrire la langue n’atteint pas <text:soft-page-break/>l’impression d’évidence que produisent les siècles de grammaire scolaire ; et elle risque parfois d’exagérer des phénomènes marginaux, par exemple, l’expression « <text:span text:style-name="T1">ce fripon de valet</text:span> » est régulièrement remise sur le métier par cette école linguistique, parce qu’elle pose des problèmes théoriques ; alors qu’elles est plus que marginale dans l’usage.</text:p>
      <text:p text:style-name="P2">La <text:span text:style-name="T1">grammaire philosophique</text:span> cherchée ici, ou plus modestement, la recherche d’une sagesse de l’usage, a entendu Chomsky. En parlant, un démon conduit nos pensées, comment plier l’oreille pour l’entendre ? Laissons aux spécialistes le travail d’établir la science de la langue, tentons juste d’emprunter un peu de leur intelligence pour que nos pensées soient moins conduites à notre insu. Notre époque a ainsi la chance inédite de pouvoir orienter ces intuitions par des masses de données. Les adverbes français les plus fréquents dans un corpus écrit sont dans l’ordre : <text:span text:style-name="T1">ne, pas, plus, bien, là, même, tout, encore, aussi, peu, alors, toujours</text:span>…</text:p>
      <text:p text:style-name="P2">La négation est le nez au milieu de la figure de l’adverbe. Le <text:span text:style-name="T1">Bon Usage</text:span> aura varié sur son interprétation, en 2007 il en faisait un cas particulier de manière. La <text:span text:style-name="T1">Grammaire méthodique</text:span> classe les adverbes de négation comme marqueur d’un type de phrase simple, parmi au moins 7 autres types, en commençant par l’interrogation, l’exclamation ou l’injonction (<text:span text:style-name="T1">Sortons !</text:span>). Ce cadre théorique mène à prêter attention à des emplois adverbiaux assez rares (<text:span text:style-name="T1">Comme c’est beau !</text:span> exclamation), au risque de peut-être marginaliser le plus fréquent : la négation.</text:p>
      <text:p text:style-name="P2">Puisque nous n’avons pas à donner une théorie complète de la langue, osons une hypothèse. Disons ici que la négation n’est pas un cas un peu particulier d’adverbe mais au contraire au cœur du principe adverbial. Nous nous accordons alors avec la logique d’Aristote qui enseigne à retrouver le verbe être, l’article du nombre, et la négation, pour déjouer les sophismes qui courent à la surface des propositions. La logique d’Aristote n’est pas une algèbre, mais une théorie de la langue.</text:p>
      <text:p text:style-name="P2">L’erreur n’est pas d’emprunter à Aristote sa racine, mais de développer son branchage avec une autre mécanique que la langue elle-même, comme la <text:span text:style-name="T1">Grammaire de Port-Royal</text:span> qui considère que « <text:span text:style-name="T1">c'est la même chose de dire, </text:span>Pierre vit<text:span text:style-name="T1">, que de dire </text:span>Pierre est vivant<text:span text:style-name="T1">. </text:span>» Non, ce n’est pas la même chose, sauf pour un ordinateur qui ne cherche dans la langue qu’à collecter des propositions à mouliner. <text:span text:style-name="T1">Pierre est vivant</text:span> suppose qu’il aurait pu être mort, ce n’est qu’un état, <text:span text:style-name="T1">Pierre vit</text:span> est une action, et on peut demander comment ou pourquoi.</text:p>
      <text:p text:style-name="P2">La possibilité de la négation ouvre un espace relatif à l’affirmation implicite de la proposition. Contrairement à la logique mathématique, la double négation dans le français courant n’est pas un monde clos dont tout tiers est exclus, c’est rarement une affirmation  embrouillée, et plus souvent une insistance (<text:span text:style-name="T1">Harcèlement sexuel : non c'est non !</text:span>). La signification n’est pas produite par la seule force du négatif, mais par contraste avec le positif, d’abord la pure alternative noir ou blanc, puis le degré, qui peu à peu se colore de nuances sémantiques (<text:span text:style-name="T1">je t’aime, un peu, beaucoup, trop, plus, certainement, quand même, volontiers…</text:span>).</text:p>
      <text:p text:style-name="P2">La liste de fréquence montre aussi l’importance d’adverbes de temps ou d’aspect, comme <text:span text:style-name="T1">encore, alors, toujours</text:span>… L’aspect est une notion grammaticale qui n’est pas explicite dans les langues latines. Nos conjugaisons mêlent temps et aspects, et n’offrent pas toutes la palette des intentions aspectuelles identifiées par exemple dans les conjugaisons slaves. Comme dans toute langue, quand la grammaire ne règle pas, l’usage cherche une manière, par des tournures et périphrases qui se désémantisent. Par exemple un grammairien reconnaîtra un progressif dans la locution <text:span text:style-name="T1">en train</text:span> (<text:span text:style-name="T1">c’est fini ? Je suis en train de le faire</text:span>). Ce besoin grammatical investit souvent les adverbes, <text:span text:style-name="T1">tu le fais encore ?</text:span> (inaccompli) <text:span text:style-name="T1">oui, je le fais souvent</text:span> (fréquentatif). Comme les verbes auxiliaires, modaux ou support, l’adverbe est un moyen d’ajouter un trait grammatical à un verbe, dans une langue où ce trait n’est pas réglé.</text:p>
      <text:p text:style-name="P2">On pourrait modéliser une partie des aspects comme différentes applications de la négation au temps, représenté ici selon trois cases successives  (passé [présent] avenir), dont généralement deux seulement sont présentes à l’esprit. <text:span text:style-name="T1">Je t’aime encore, toujours</text:span> (oui [oui),  <text:span text:style-name="T1">je ne t’aime plus</text:span> (oui [non), <text:span text:style-name="T1">je t’aime déjà, enfin</text:span> (non [oui), <text:span text:style-name="T1">je ne t’aime pas encore</text:span> (non [non), <text:span text:style-name="T1">je t’aimerai toujours</text:span> (oui] oui), <text:span text:style-name="T1">je ne t’aimerai pas toujours</text:span> (oui] non), <text:span text:style-name="T1">je t’aimerai bientôt, un jour</text:span> (non] oui), <text:span text:style-name="T1">je ne t’aimerai jamais</text:span> (non] non)… Ce modèle combinatoire est évidemment très grossier et fait vite des grumeaux dans le cerveau, mais il suffit à montrer que les adverbes se combinent subtilement avec la négation, forçant parfois le <text:span text:style-name="T1">ne</text:span> (ne … jamais), sans suivre les règles de la  logique mathématique (<text:span text:style-name="T1">non(je t’aimerai toujours)</text:span> = <text:span text:style-name="T1">je ne t’aimerai jamais</text:span>  ≠ <text:span text:style-name="T1">je ne </text:span><text:soft-page-break/><text:span text:style-name="T1">t’aimerai pas toujours</text:span>). On se bornera ici à toucher le sens linguistique qui entend et exprime ces nuances, cela suffit à montrer que les adverbes d’aspect (ainsi que de temps), sont aussi très liés à la négation.</text:p>
      <text:p text:style-name="P2">On pourrait montrer que les adverbes de lieu fonctionnent comme une mécanique similaire de la négation, non plus relativement au <text:span text:style-name="T1">maintenant</text:span>, mais à <text:span text:style-name="T1">ici</text:span> : [ici] là, ailleurs (il n’y a qu’un <text:span text:style-name="T1">ici</text:span> et plein d’<text:span text:style-name="T1">ailleurs</text:span>, <text:span text:style-name="T1">va voir ailleurs</text:span> = <text:span text:style-name="T1">Va voir non-ici</text:span> = <text:span text:style-name="T1">pars d’ici</text:span>). Les adverbes employés comme connecteurs logique<text:span text:style-name="T1">s </text:span>(<text:span text:style-name="T1">au contraire, premièrement, par ailleurs, alors…)</text:span> montrent bien que le contraste peut confondre allègrement les dimensions du nombre, du temps ou du lieu, qui ne sont que des métaphores réelles d’une rupture articulant la phrase.</text:p>
      <text:p text:style-name="Text_20_body"><text:span text:style-name="T31">Reste l’adverbe prototypique de la manière, </text:span><text:span text:style-name="T33">bien</text:span><text:span text:style-name="T31">, qui est universel dans toutes les langues (</text:span><text:span text:style-name="T33">cf.</text:span><text:span text:style-name="T31"> </text:span><text:a xlink:type="simple" xlink:href="https://journals.openedition.org/questionsdecommunication/4611" office:target-frame-name="_blank" xlink:show="new" text:style-name="Internet_20_link" text:visited-style-name="Visited_20_Internet_20_Link"><text:span text:style-name="T31">Anna Wierzbicka</text:span></text:a><text:span text:style-name="T31">), à la fois adverbe, adjectif, nom, voire interjection (</text:span><text:span text:style-name="T33">Bien !</text:span><text:span text:style-name="T31">), beaucoup moins réductible à un genre de négation. Ainsi, on demande rarement, </text:span><text:span text:style-name="T33">quelle n’est pas la couleur de cette chemise ?</text:span><text:span text:style-name="T31">, on ne demande pas plus, </text:span><text:span text:style-name="T33">comment n’allez-vous pas ?</text:span><text:span text:style-name="T31">, alors qu’on peut demander, </text:span><text:span text:style-name="T33">quand est-ce que tu peux pas venir ? Demain, après-demain, mais la semaine prochaine, je peux</text:span><text:span text:style-name="T31">.</text:span></text:p>
      <text:p text:style-name="P2">; c’est la manière pure, qui répond à la fois à la question <text:span text:style-name="T1">comment</text:span> (<text:span text:style-name="T1">Comment vas-tu ? Je vais bien, je suis en pleine forme</text:span>), peut aussi signifier le degré (<text:span text:style-name="T1">j’ai bien mangé, même un peu trop</text:span>), ou prendre des nuances modales (</text:p>
      <text:p text:style-name="P2">mais elles s’exprime avec des mots séparés du verbe, par exemple en train de j’étais en tran trait généralement porté par le verbe qui est explicite dans les</text:p>
      <text:p text:style-name="P2">La négation est l’adverbe le plus purement grammatical. Cette force de la négation détourne pas exemple le sens temporel de <text:span text:style-name="T1">jamais</text:span> (<text:span text:style-name="T1">Alors ? Non, jamais !</text:span>) et produit même de l’équivoque sur le degré de <text:span text:style-name="T1">plus</text:span> (<text:span text:style-name="T1">je l’aimerai plus et mieux, je ne l’aime plus, je ne l’aimerai pas davantage</text:span>). En conLe deuxième moment de l’adverbe est la réaffirmation, avec différents degrés (), dont le paradigme est probablement <text:span text:style-name="T1">bien</text:span> (je te l’avais bien dit, on a bien mangé,</text:p>
      <text:p text:style-name="P2">De la racine de la négation, le paradigme sémantique le plus fécond en adverbes de manière semble partir de <text:span text:style-name="T1">bien</text:span>. C’est d’abord </text:p>
      <text:p text:style-name="P2">qui est d’abord une intensité (<text:span text:style-name="T1">j’ai bien mangé</text:span>), qui appelle des précisions en qualité (<text:span text:style-name="T1">bien mangé comment ? Copieusement ? Finement ?</text:span>…), vers les adjectifs.</text:p>
      <text:p text:style-name="P2">On commencera par tester le verbe <text:span text:style-name="T1">vivre</text:span> avec les adverbes très fréquents dans l’absolu, pour ensuite faire remonter les cooccurrents fréquents en corpus, afin de mieux saisir les <text:span text:style-name="T1">manières</text:span>, ou <text:span text:style-name="T1">comment vivre</text:span>.</text:p>
      <text:p text:style-name="P2"><text:span text:style-name="T1">Je ne vis pas</text:span> ne se dit pas, les morts ne parlent pas. <text:span text:style-name="T1">Je ne vis plus</text:span> peut se dire, quand des nécessités ne permettent plus au sujet</text:p>
      <text:p text:style-name="P2"><text:span text:style-name="T10">Vivre sa vie —</text:span> Vivre n’est pas qu’un acte de son sujet, cela on peut <text:span text:style-name="T1">vivre une chose</text:span>, c’est-à-dire en faire l’expérience. On peut <text:span text:style-name="T1">la vivre bien, mal</text:span>, intensément, ensemble, maritalement, longtemps</text:p>
      <text:p text:style-name="P2"> </text:p>
      <text:p text:style-name="Text_20_body"><text:span text:style-name="Strong_20_Emphasis"><text:span text:style-name="T31">URL source:</text:span></text:span><text:span text:style-name="T31"> </text:span><text:a xlink:type="simple" xlink:href="https://blogs.mediapart.fr/glorieux/blog/270820/le-vivant-manuel-pratique-de-bon-sens" text:style-name="Internet_20_link" text:visited-style-name="Visited_20_Internet_20_Link"><text:span text:style-name="T31">https://blogs.mediapart.fr/glorieux/blog/270820/le-vivant-manuel-pratique-de-bon-sens</text:span></text:a></text:p>
      <text:section text:style-name="Sect1" text:name="grammalecte_menu_main_button_shadow_host">
        <text:p text:style-name="P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 svg:font-family="sans-serif" style:font-adornments="Normal"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00%" fo:text-align="justify" style:justify-single-word="false" fo:text-indent="1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 vivant (manuel pratique de bon sens)</dc:title>
    <meta:generator>LibreOffice/7.1.6.2$Linux_X86_64 LibreOffice_project/10$Build-2</meta:generator>
    <dc:date>2021-10-11T16:55:19.158295395</dc:date>
    <meta:editing-duration>PT3H11M6S</meta:editing-duration>
    <meta:editing-cycles>1</meta:editing-cycles>
    <meta:document-statistic meta:table-count="0" meta:image-count="3" meta:object-count="0" meta:page-count="10" meta:paragraph-count="86" meta:word-count="6255" meta:character-count="38632" meta:non-whitespace-character-count="32420"/>
    <meta:user-defined meta:name="robots">noindex, nofollow, noarchive</meta:user-defined>
  </office:meta>
</office:document-meta>
</file>